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EntryManager.map2Attributes( Map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EntryManag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DAPEntryManager.parameterize( Parameters param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DAPEntryManag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EntryManager.attributes2Map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DAPEntryManager.LDAPEntr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EntryManager.modify( String name , int mod_op , Map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EntryManager.find( String cntx , Map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EntryManager.find(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EntryManager.initial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DAPEntryManager.namingEnumeration2Map( NamingEnumeration enum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EntryManager.create( String name , Map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DAPEntryManager.remov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EntryManager.get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